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7.72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fo:min-height="16.255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fo:min-height="14.927cm"/>
    </style:style>
    <style:style style:name="pr8" style:family="presentation" style:parent-style-name="Default-subtitle">
      <style:graphic-properties draw:fill-color="#ffffff" draw:textarea-vertical-align="top" fo:min-height="12.661cm"/>
    </style:style>
    <style:style style:name="pr9" style:family="presentation" style:parent-style-name="Default-outline1">
      <style:graphic-properties fo:min-height="15.467cm"/>
    </style:style>
    <style:style style:name="pr10" style:family="presentation" style:parent-style-name="Default-outline1">
      <style:graphic-properties fo:min-height="15.427cm"/>
    </style:style>
    <style:style style:name="pr11" style:family="presentation" style:parent-style-name="Default-subtitle">
      <style:graphic-properties draw:fill-color="#ffffff" draw:textarea-vertical-align="top" fo:min-height="12.1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undidee</text:p>
          </draw:text-box>
        </draw:frame>
        <draw:frame presentation:style-name="pr2" draw:text-style-name="P2" draw:layer="layout" svg:width="25.199cm" svg:height="17.725cm" svg:x="1.4cm" svg:y="4.914cm" presentation:class="subtitle" presentation:user-transformed="true">
          <draw:text-box>
            <text:p text:style-name="P1">2D Mischung aus Platformer und Beat-'em Up</text:p>
            <text:p text:style-name="P1"/>
            <text:p text:style-name="P1">-Spiele Martial Arts Kämpfer und prügel dich mit mutierten Tieren, Menschen und Dämonen</text:p>
            <text:p text:style-name="P1"/>
            <text:p text:style-name="P1">-Finde in der Welt auf verschiedenste Weisen unterschiedliche Fähigkeiten( Ob ein Buch, ein Lehrer, ein alter Schrein etc.)</text:p>
            <text:p text:style-name="P1"/>
            <text:p text:style-name="P1">-Sammle Essenzen (von "Dämonenfressern") um die derzeitigen Fähigkeiten zu verbessern oder gar die Form des Char. zu ändern.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1">Man sollte den Fortschritt speichern können, aber wenn der Charakter tot ist, dann ist Schicht im Schacht -&gt; starte neu wie in Isaac.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ie Welt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ufgebaut in 4-5 Kapitel ( Dschungel, Einöde, Eislandschaft und Vulkan/Hölle)</text:p>
              </text:list-item>
              <text:list-item>
                <text:p>Bewege also von einem Dschungel aus auf einen Berg zu. Auf dem Weg lässt die Vegetation immer weiter nach. Weiter oben auf dem Berg wird es sehr kalt -&gt; Schnee<text:line-break/>Oben angelangt findet sich der Eingang in den Berg hinein. Dort Lava und Feuer -&gt; Eingang zur Hölle/Dämonenbrutstätte oder was weiß 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ufbau der Level</text:p>
          </draw:text-box>
        </draw:frame>
        <draw:frame presentation:style-name="pr7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Wie in klassischem Platformer gehts von links nach rechts in 2D voran.<text:line-break/>Aber: Nutzen auch die Möglichkeit an bestimmten Stellen in Richtung Horizont zu gehen. Bisschen wie in Darkest Dungeon die Türen. </text:p>
              </text:list-item>
              <text:list-item>
                <text:p>Gehe also in jedem Levelabschnitt nur vertikal, nutze aber diese "Eingänge" um zu anderen Bereichen zu gelangen.</text:p>
              </text:list-item>
              <text:list-item>
                <text:p>Nutzen ein Dutzend Levelabschnitte um ein Gebiet wie z.B. den Dschungel zu bau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1">Haben z.B. 20 Dschungelabschnitte.</text:p>
            <text:p text:style-name="P1">Wollen aber nur 5 nutzen um den Dschungel zu bauen. Wir erstellen also ein Array mit 20 Einträgen und ziehen nacheinander 5 Einträge raus. Diese entsprechen dann den genutzen Levelabschnitten.</text:p>
            <text:p text:style-name="P1"/>
            <text:p text:style-name="P1">Die Abschnitte werden dann noch random mit Fähigkeiten und eventuell anderen Events gefüllt. Und Gegnern natürlich aber dazu gleich noch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gner</text:p>
          </draw:text-box>
        </draw:frame>
        <draw:frame presentation:style-name="pr8" draw:text-style-name="P2" draw:layer="layout" svg:width="25.199cm" svg:height="12.661cm" svg:x="1.4cm" svg:y="4.914cm" presentation:class="subtitle" presentation:user-transformed="true">
          <draw:text-box>
            <text:p text:style-name="P1">Im Dschungel mutierte Tiere und besessene Menschen. Später dann immer mehr Dämonen.</text:p>
            <text:p text:style-name="P1"/>
            <text:p text:style-name="P1">Füge in jedem Levelabschnitt viele mögliche Spawnstellen ein, die eine zufällige(nicht total random) Gegnermischung spawnen lassen.</text:p>
            <text:p text:style-name="P1">-&gt; mögliche Idee: Spawne mehr Gegener, mit denen der Spieler Schwierigkeiten hat. <text:line-break/>Gemessen an zugefügtem Schaden und "Gegnerähnlichkeit"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pieler</text:p>
          </draw:text-box>
        </draw:frame>
        <draw:frame presentation:style-name="pr9" draw:layer="layout" svg:width="25.199cm" svg:height="15.467cm" svg:x="1.4cm" svg:y="4.914cm" presentation:class="outline" presentation:user-transformed="true">
          <draw:text-box>
            <text:list text:style-name="L2">
              <text:list-item>
                <text:p>Starte mit simplen Hieben und Tritten ( und eventuell einer Spezialfähigkeit nach Wahl, die man in vorherigen Runs gefunden hat)</text:p>
              </text:list-item>
              <text:list-item>
                <text:p>Finde neue Fähigkeiten während jeden Runs, die mit verschiedenen Tastenkombinationen ausgelöst werden können.-&gt; Beat-'em Up Prinzip</text:p>
              </text:list-item>
              <text:list-item>
                <text:p>Finde Verbesserungen für Fähigkeiten </text:p>
                <text:list>
                  <text:list-item>
                    <text:p>Verbesserung durch neues Fähigkeitenlevel</text:p>
                    <text:list>
                      <text:list-item>
                        <text:p>Hieb lvl 1 -&gt; Hieb lvl 2</text:p>
                      </text:list-item>
                    </text:list>
                  </text:list-item>
                  <text:list-item>
                    <text:p>Verbesserung durch Dämonenfresser-Essenz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ämonenfresser-Essenzen</text:p>
          </draw:text-box>
        </draw:frame>
        <draw:frame presentation:style-name="pr10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Gibt verschiedene Farben dieser Essenzen mit unterschiedlicher Bedeutung</text:p>
              </text:list-item>
              <text:list-item>
                <text:p>Verknüpfe diese in vielen möglichen Kombinationen variierend in Farbwahl und Anzahl um Körper zu stärken und zu verändern</text:p>
              </text:list-item>
              <text:list-item>
                <text:p>Bei einigen Variationen ändert sich die Gestalt komplett und damit auch alle möglichen Fähigkeiten -&gt; werde zum Dämonenfresser</text:p>
              </text:list-item>
              <text:list-item>
                <text:p>Dies ist einerseits eine art "crafting" System und eine Einführung von unterschiedlichen spielbaren Charakte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1">Speichere bereits probierte Kombinationen in einer Art "Logbuch" ab, das auch global erhalten bleibt. </text:p>
            <text:p text:style-name="P1">Limitiere mögliche Kombinationen pro Run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ehrspieler?</text:p>
          </draw:text-box>
        </draw:frame>
        <draw:frame presentation:style-name="pr11" draw:text-style-name="P2" draw:layer="layout" svg:width="25.199cm" svg:height="12.18cm" svg:x="1.4cm" svg:y="4.914cm" presentation:class="subtitle">
          <draw:text-box>
            <text:list text:style-name="L1">
              <text:list-item>
                <text:p text:style-name="P1">Lokaler Coop</text:p>
              </text:list-item>
              <text:list-item>
                <text:p text:style-name="P1">Speichere Charaktere, die einen kompletten Run geschafft haben ab.</text:p>
              </text:list-item>
              <text:list-item>
                <text:p text:style-name="P1">Diese können dann gegeneinander antreten wie in klassischem Beat-'em 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M39S</meta:editing-duration>
    <meta:editing-cycles>4</meta:editing-cycles>
    <meta:generator>LibreOffice/5.1.6.2$Windows_x86 LibreOffice_project/07ac168c60a517dba0f0d7bc7540f5afa45f0909</meta:generator>
    <dc:date>2017-03-02T12:51:22.379000000</dc:date>
    <meta:document-statistic meta:object-count="58"/>
  </office:meta>
</office:document-meta>
</file>